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f13" officeooo:paragraph-rsid="00143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рень с напускной техникой выстрела</text:p>
      <text:p text:style-name="P1"/>
      <text:p text:style-name="P1">ЛУЧНЫЕ СТЕРЕОТИПЫ вдохновитель: Совершенный чувак</text:p>
      <text:p text:style-name="P1"/>
      <text:p text:style-name="P1">ЗАЦЕЛИВАТЕЛЬ</text:p>
      <text:p text:style-name="P1"/>
      <text:p text:style-name="P1">- Чувак, знаю, это серьезный чемпионат, но мы ведь в Южной Дакоте.</text:p>
      <text:p text:style-name="P1"/>
      <text:p text:style-name="P1">&lt;s0/&gt;Знаешь, как это весело?!!</text:p>
      <text:p text:style-name="P1"/>
      <text:p text:style-name="P1">Главное, участие. Мне плевать, куда летят стрелы.</text:p>
      <text:p text:style-name="P1"/>
      <text:p text:style-name="P1">КАЙФУЮЩИЙ ПАРЕНЬ</text:p>
      <text:p text:style-name="P1"/>
      <text:p text:style-name="P1">- Чувак, это так круто! Ты тоже так считаешь?</text:p>
      <text:p text:style-name="P1"/>
      <text:p text:style-name="P1">А тебе весело?</text:p>
      <text:p text:style-name="P1"/>
      <text:p text:style-name="P1">&lt;s0/&gt;Чувак, я кайфую.</text:p>
      <text:p text:style-name="P1"/>
      <text:p text:style-name="P1">- Чувак, гляди, какая охапка.</text:p>
      <text:p text:style-name="P1"/>
      <text:p text:style-name="P1">Ну, разве не круто?</text:p>
      <text:p text:style-name="P1"/>
      <text:p text:style-name="P1">Look we're in FAA center.</text:p>
      <text:p text:style-name="P1"/>
      <text:p text:style-name="P1">Гора Рашмор под боком.</text:p>
      <text:p text:style-name="P1"/>
      <text:p text:style-name="P1">Крутота.</text:p>
      <text:p text:style-name="P1"/>
      <text:p text:style-name="P1">ЛУЧНЫЕ СТЕРЕОТИПЫ</text:p>
      <text:p text:style-name="P1"/>
      <text:p text:style-name="P1">- Tweener, bro!</text:p>
      <text:p text:style-name="P1"/>
      <text:p text:style-name="P1">ПАРЕНЬ, КОТОРЫЙ НЕ МОЖЕТ НОРМАЛЬНО ГОВОРИТЬ</text:p>
      <text:p text:style-name="P1"/>
      <text:p text:style-name="P1">- That's a tweener, man.</text:p>
      <text:p text:style-name="P1"/>
      <text:p text:style-name="P1">That's a tweener.</text:p>
      <text:p text:style-name="P1"/>
      <text:p text:style-name="P1">Char-licker.</text:p>
      <text:p text:style-name="P1"/>
      <text:p text:style-name="P1">Extra-middle.</text:p>
      <text:p text:style-name="P1"/>
      <text:p text:style-name="P1">ЛУЧНЫЕ СТЕРЕОТИПЫ</text:p>
      <text:p text:style-name="P1"/>
      <text:p text:style-name="P1">- В общем, когда солнце заходит, лук надо немного подкрутить.</text:p>
      <text:p text:style-name="P1"/>
      <text:p text:style-name="P1">ЗНАТОК-СОВЕТЧИК</text:p>
      <text:p text:style-name="P1"/>
      <text:p text:style-name="P1">- Парниш.</text:p>
      <text:p text:style-name="P1"/>
      <text:p text:style-name="P1"><text:soft-page-break/>Я тебе щас все объясню.</text:p>
      <text:p text:style-name="P1"/>
      <text:p text:style-name="P1">Не надо так перетягивать.</text:p>
      <text:p text:style-name="P1"/>
      <text:p text:style-name="P1">This is for deal(?) round.</text:p>
      <text:p text:style-name="P1"/>
      <text:p text:style-name="P1">Не надо так делать.</text:p>
      <text:p text:style-name="P1"/>
      <text:p text:style-name="P1">Немного отклонись и тяни мягко-мягко.</text:p>
      <text:p text:style-name="P1"/>
      <text:p text:style-name="P1">Это алабамская сосна.</text:p>
      <text:p text:style-name="P1"/>
      <text:p text:style-name="P1">- Алабамская сосна?</text:p>
      <text:p text:style-name="P1"/>
      <text:p text:style-name="P1">- Парниш, когда ты правильно смотришь на мишень, траектория получается идеальная.</text:p>
      <text:p text:style-name="P1"/>
      <text:p text:style-name="P1">&lt;s0/&gt;Говорю же.</text:p>
      <text:p text:style-name="P1"/>
      <text:p text:style-name="P1">Идеально.</text:p>
      <text:p text:style-name="P1"/>
      <text:p text:style-name="P1">- Икс, икс.</text:p>
      <text:p text:style-name="P1"/>
      <text:p text:style-name="P1">- Погоди, погоди.</text:p>
      <text:p text:style-name="P1"/>
      <text:p text:style-name="P1">Вообще-то, икс - это шесть.</text:p>
      <text:p text:style-name="P1"/>
      <text:p text:style-name="P1">У меня такая система.</text:p>
      <text:p text:style-name="P1"/>
      <text:p text:style-name="P1">- Это икс.</text:p>
      <text:p text:style-name="P1"/>
      <text:p text:style-name="P1">- Парниш, нет.</text:p>
      <text:p text:style-name="P1"/>
      <text:p text:style-name="P1">Я тебе щас объясню систему.</text:p>
      <text:p text:style-name="P1"/>
      <text:p text:style-name="P1">Твой икс - это шесть. Потом идет пять.</text:p>
      <text:p text:style-name="P1"/>
      <text:p text:style-name="P1">Четыре.</text:p>
      <text:p text:style-name="P1"/>
      <text:p text:style-name="P1">И три, ясно?</text:p>
      <text:p text:style-name="P1"/>
      <text:p text:style-name="P1">А ты всё делаешь не так.</text:p>
      <text:p text:style-name="P1"/>
      <text:p text:style-name="P1">- Хорошо. Нижняя семёрка.</text:p>
      <text:p text:style-name="P1"/>
      <text:p text:style-name="P1">ПАПА-ТРЕНЕР, КОТОРЫЙ САМ НЕ СТРЕЛЯЕТ</text:p>
      <text:p text:style-name="P1"/>
      <text:p text:style-name="P1">- Не забудь про плечи, Рой.</text:p>
      <text:p text:style-name="P1"/>
      <text:p text:style-name="P1">Расслабь пальцы, пальцы расслабь.</text:p>
      <text:p text:style-name="P1"/>
      <text:p text:style-name="P1">Следи за ногами, Рой!</text:p>
      <text:p text:style-name="P1"/>
      <text:p text:style-name="P1"><text:soft-page-break/>Извини.</text:p>
      <text:p text:style-name="P1"/>
      <text:p text:style-name="P1">Ты издеваешься?</text:p>
      <text:p text:style-name="P1"/>
      <text:p text:style-name="P1">ЛУЧНЫЕ СТЕРЕОТИПЫ</text:p>
      <text:p text:style-name="P1"/>
      <text:p text:style-name="P1">- Эх, мимо, чувак.</text:p>
      <text:p text:style-name="P1"/>
      <text:p text:style-name="P1">- Что?</text:p>
      <text:p text:style-name="P1"/>
      <text:p text:style-name="P1">Чувак, ты шутишь?</text:p>
      <text:p text:style-name="P1"/>
      <text:p text:style-name="P1">Я попал.</text:p>
      <text:p text:style-name="P1"/>
      <text:p text:style-name="P1">По-любому.</text:p>
      <text:p text:style-name="P1"/>
      <text:p text:style-name="P1">- Чувак, ты серьёзно?</text:p>
      <text:p text:style-name="P1"/>
      <text:p text:style-name="P1">Ни разу не попал.</text:p>
      <text:p text:style-name="P1"/>
      <text:p text:style-name="P1">- Да ладно вам.</text:p>
      <text:p text:style-name="P1"/>
      <text:p text:style-name="P1">Зацепило.</text:p>
      <text:p text:style-name="P1"/>
      <text:p text:style-name="P1">ПАРЕНЬ, КОТОРЫЙ ВСЕГДА ДУМАЕТ, ЧТО ЗАЦЕПИЛО</text:p>
      <text:p text:style-name="P1"/>
      <text:p text:style-name="P1">- Я попал.</text:p>
      <text:p text:style-name="P1"/>
      <text:p text:style-name="P1">Попа-ал...</text:p>
      <text:p text:style-name="P1"/>
      <text:p text:style-name="P1">Чувак, да вот же, попал.</text:p>
      <text:p text:style-name="P1"/>
      <text:p text:style-name="P1">- Ты издеваешься?</text:p>
      <text:p text:style-name="P1"/>
      <text:p text:style-name="P1">- Судья!</text:p>
      <text:p text:style-name="P1"/>
      <text:p text:style-name="P1">Судья!</text:p>
      <text:p text:style-name="P1"/>
      <text:p text:style-name="P1">- &lt;f0&gt;Do you remember... in Papa John's last night?&lt;/f0&gt;</text:p>
      <text:p text:style-name="P1"/>
      <text:p text:style-name="P1">- …...........</text:p>
      <text:p text:style-name="P1"/>
      <text:p text:style-name="P1">- &lt;f0&gt;Never give up!&lt;/f0&gt;</text:p>
      <text:p text:style-name="P1"/>
      <text:p text:style-name="P1">ПАРЕНЬ, СЕРЬЁЗНО ОТНОСЯЩИЙСЯ К СТРЕЛЬБЕ</text:p>
      <text:p text:style-name="P1"/>
      <text:p text:style-name="P1">- Dude, dude, do you smoke that?</text:p>
      <text:p text:style-name="P1"/>
      <text:p text:style-name="P1">- Чувак, стрельба - это круто.</text:p>
      <text:p text:style-name="P1"/>
      <text:p text:style-name="P1">- Я знаю.</text:p>
      <text:p text:style-name="P1"/>
      <text:p text:style-name="P1"><text:soft-page-break/>- Так, у нас икс и пять.</text:p>
      <text:p text:style-name="P1"/>
      <text:p text:style-name="P1">Dude, I saw … girl... cheese... (ergh)</text:p>
      <text:p text:style-name="P1"/>
      <text:p text:style-name="P1">- Ребят.</text:p>
      <text:p text:style-name="P1"/>
      <text:p text:style-name="P1">Я пытаюсь ваши результаты записать.</text:p>
      <text:p text:style-name="P1"/>
      <text:p text:style-name="P1">- Реально, чувак.</text:p>
      <text:p text:style-name="P1"/>
      <text:p text:style-name="P1">Эй. Ну, извини.</text:p>
      <text:p text:style-name="P1"/>
      <text:p text:style-name="P1">- Чувак.</text:p>
      <text:p text:style-name="P1"/>
      <text:p text:style-name="P1">ЛУЧНЫЕ СТЕРЕОТИПЫ</text:p>
      <text:p text:style-name="P1"/>
      <text:p text:style-name="P1">- Смотри, PRO &lt;f0&gt;STAFF.&lt;/f0&gt;</text:p>
      <text:p text:style-name="P1"/>
      <text:p text:style-name="P1">ПАРЕНЬ НА КОНТРАКТЕ, КОТОРЫЙ НЕ НА КОНТРАКТЕ</text:p>
      <text:p text:style-name="P1"/>
      <text:p text:style-name="P1">- Они хоть настоящие?</text:p>
      <text:p text:style-name="P1"/>
      <text:p text:style-name="P1">- Э, да.</text:p>
      <text:p text:style-name="P1"/>
      <text:p text:style-name="P1">Конечно, настоящие.</text:p>
      <text:p text:style-name="P1"/>
      <text:p text:style-name="P1">- Пофиг.</text:p>
      <text:p text:style-name="P1"/>
      <text:p text:style-name="P1">- Подумаешь.</text:p>
      <text:p text:style-name="P1"/>
      <text:p text:style-name="P1">- Чувак, крутые спонсоры.</text:p>
      <text:p text:style-name="P1"/>
      <text:p text:style-name="P1">- Спасибо.</text:p>
      <text:p text:style-name="P1"/>
      <text:p text:style-name="P1">Гляди.</text:p>
      <text:p text:style-name="P1"/>
      <text:p text:style-name="P1">Где мой LIFTED TRUCKS?</text:p>
      <text:p text:style-name="P1"/>
      <text:p text:style-name="P1">Вот он.</text:p>
      <text:p text:style-name="P1"/>
      <text:p text:style-name="P1">LIFTED TRUCKS и APPLE.</text:p>
      <text:p text:style-name="P1"/>
      <text:p text:style-name="P1">You can't even have apple.</text:p>
      <text:p text:style-name="P1"/>
      <text:p text:style-name="P1">(?)</text:p>
      <text:p text:style-name="P1"/>
      <text:p text:style-name="P1">- &lt;f0&gt;Ага.&lt;/f0&gt;</text:p>
      <text:p text:style-name="P1"/>
      <text:p text:style-name="P1">- &lt;f0&gt;Завязывай.</text:p>
      <text:p text:style-name="P1"/>
      <text:p text:style-name="P1">Ты даже не про.&lt;/f0&gt;</text:p>
      <text:p text:style-name="P1"/>
      <text:p text:style-name="P1"><text:soft-page-break/>- &lt;f0&gt;Чувак!&lt;/f0&gt;</text:p>
      <text:p text:style-name="P1"/>
      <text:p text:style-name="P1">- &lt;f0&gt;О, погоди, погоди минутку.</text:p>
      <text:p text:style-name="P1"/>
      <text:p text:style-name="P1">Видишь эту полочку?</text:p>
      <text:p text:style-name="P1"/>
      <text:p text:style-name="P1">Я был одним из первых, кто купил эту модель. Это был 77-ой год.</text:p>
      <text:p text:style-name="P1"/>
      <text:p text:style-name="P1">&lt;/f0&gt;</text:p>
      <text:p text:style-name="P1"/>
      <text:p text:style-name="P1">БЫВШИЙ ПРОФЕССИОНАЛ</text:p>
      <text:p text:style-name="P1"/>
      <text:p text:style-name="P1">- В 77-ом году у нас была команда.</text:p>
      <text:p text:style-name="P1"/>
      <text:p text:style-name="P1">Чувак, мы рвали всех.</text:p>
      <text:p text:style-name="P1"/>
      <text:p text:style-name="P1">- Серьёзно?</text:p>
      <text:p text:style-name="P1"/>
      <text:p text:style-name="P1">- Ага.</text:p>
      <text:p text:style-name="P1"/>
      <text:p text:style-name="P1">- Если бы у меня была машина времени, я бы тебя порвал.</text:p>
      <text:p text:style-name="P1"/>
      <text:p text:style-name="P1">- Я вот сейчас ничего не понял.</text:p>
      <text:p text:style-name="P1"/>
      <text:p text:style-name="P1">- А вот раньше мы бросали все стрелы на пол и по звуку, который они издавали, могли понять, есть ли в них дефекты.</text:p>
      <text:p text:style-name="P1"/>
      <text:p text:style-name="P1">- Что?</text:p>
      <text:p text:style-name="P1"/>
      <text:p text:style-name="P1">- &lt;f0&gt;Милый, ты не голоден?&lt;/f0&gt;</text:p>
      <text:p text:style-name="P1"/>
      <text:p text:style-name="P1">ОЧЕНЬ ЗАБОТЛИВАЯ МАМА</text:p>
      <text:p text:style-name="P1"/>
      <text:p text:style-name="P1">- Мам!</text:p>
      <text:p text:style-name="P1"/>
      <text:p text:style-name="P1">- Точно?</text:p>
      <text:p text:style-name="P1"/>
      <text:p text:style-name="P1">Я могу принести тебе бутер-...</text:p>
      <text:p text:style-name="P1"/>
      <text:p text:style-name="P1">- Мам!</text:p>
      <text:p text:style-name="P1"/>
      <text:p text:style-name="P1">- Рой, по-моему, ты сгорел.</text:p>
      <text:p text:style-name="P1"/>
      <text:p text:style-name="P1">Дать тебе солнцезащитный крем?</text:p>
      <text:p text:style-name="P1"/>
      <text:p text:style-name="P1">- Солнце уже садится.</text:p>
      <text:p text:style-name="P1"/>
      <text:p text:style-name="P1">- Рой, тебе ещё что-нибудь нужно?</text:p>
      <text:p text:style-name="P1"/>
      <text:p text:style-name="P1">- Мам, отстань от меня!</text:p>
      <text:p text:style-name="P1"/>
      <text:p text:style-name="P1">- Привет!</text:p>
      <text:p text:style-name="P1"><text:soft-page-break/></text:p>
      <text:p text:style-name="P1">Надеюсь, вам понравились ЛУЧНЫЕ СТЕРЕОТИПЫ.</text:p>
      <text:p text:style-name="P1"/>
      <text:p text:style-name="P1">Напишите, если в этих образах узнали своих друзей.</text:p>
      <text:p text:style-name="P1"/>
      <text:p text:style-name="P1">Увидимся в следущий раз.</text:p>
      <text:p text:style-name="P1"/>
      <text:p text:style-name="P1">Это были BEE WEEKLY.</text:p>
      <text:p text:style-name="P1"/>
      <text:p text:style-name="P1">- Вперёд!</text:p>
      <text:p text:style-name="P1"/>
      <text:p text:style-name="P1">- Первый дубль.</text:p>
      <text:p text:style-name="P1"/>
      <text:p text:style-name="P1">- Привет.</text:p>
      <text:p text:style-name="P1"/>
      <text:p text:style-name="P1">- … on the field course...</text:p>
      <text:p text:style-name="P1"/>
      <text:p text:style-name="P1">- Зубы на месте?</text:p>
      <text:p text:style-name="P1"/>
      <text:p text:style-name="P1">- Там животные спрятались.</text:p>
      <text:p text:style-name="P1"/>
      <text:p text:style-name="P1">- Правда?</text:p>
      <text:p text:style-name="P1"/>
      <text:p text:style-name="P1">-</text:p>
      <text:p text:style-name="P1"/>
      <text:p text:style-name="P1">- He's a hilarious man, Mike.</text:p>
      <text:p text:style-name="P1">- He's a hilarious man, Mike.&lt;сегмент 0147&gt;</text:p>
      <text:p text:style-name="P1"/>
      <text:p text:style-name="P1">That's the guy!</text:p>
      <text:p text:style-name="P1"/>
      <text:p text:style-name="P1">Never give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0:33:09.882766925</meta:creation-date>
    <dc:date>2016-02-14T10:36:34.257404524</dc:date>
    <meta:editing-duration>P0D</meta:editing-duration>
    <meta:editing-cycles>1</meta:editing-cycles>
    <meta:document-statistic meta:table-count="0" meta:image-count="0" meta:object-count="0" meta:page-count="6" meta:paragraph-count="146" meta:word-count="584" meta:character-count="3295" meta:non-whitespace-character-count="2857"/>
    <meta:generator>LibreOffice/4.2.8.2$Linux_X86_64 LibreOffice_project/420m0$Build-2</meta:generator>
  </office:meta>
</office:document-meta>
</file>